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17.21pt"/>
    </style:style>
    <style:style style:name="co14" style:family="table-column">
      <style:table-column-properties fo:break-before="auto" style:column-width="24.89pt"/>
    </style:style>
    <style:style style:name="co15" style:family="table-column">
      <style:table-column-properties fo:break-before="auto" style:column-width="61.7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hcc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2"/>
        <table:table-column table:style-name="co16" table:default-cell-style-name="ce2"/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mm0</text:p>
          </table:table-cell>
          <table:table-cell office:value-type="string" calcext:value-type="string">
            <text:p>unsuperseded</text:p>
          </table:table-cell>
          <table:table-cell office:value-type="string" calcext:value-type="string">
            <text:p>superseded</text:p>
          </table:table-cell>
          <table:table-cell office:value-type="string" calcext:value-type="string">
            <text:p>inspct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repudn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mm1</text:p>
          </table:table-cell>
          <table:table-cell table:style-name="Default" office:value-type="string" calcext:value-type="string">
            <text:p>dt0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tmax</text:p>
          </table:table-cell>
          <table:table-cell table:style-name="Default" office:value-type="string" calcext:value-type="string">
            <text:p>dtmin</text:p>
          </table:table-cell>
          <table:table-cell table:style-name="Default" office:value-type="string" calcext:value-type="string">
            <text:p>drai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dunsuperseded</text:p>
          </table:table-cell>
          <table:table-cell office:value-type="string" calcext:value-type="string">
            <text:p>dsuperseded</text:p>
          </table:table-cell>
          <table:table-cell office:value-type="string" calcext:value-type="string">
            <text:p>dinspct</text:p>
          </table:table-cell>
          <table:table-cell office:value-type="string" calcext:value-type="string">
            <text:p>daction1</text:p>
          </table:table-cell>
          <table:table-cell office:value-type="string" calcext:value-type="string">
            <text:p>dclaims</text:p>
          </table:table-cell>
          <table:table-cell office:value-type="string" calcext:value-type="string">
            <text:p>drepudns</text:p>
          </table:table-cell>
          <table:table-cell office:value-type="string" calcext:value-type="string">
            <text:p>denqrs</text:p>
          </table:table-cell>
          <table:table-cell office:value-type="string" calcext:value-type="string">
            <text:p>denqs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80" calcext:value-type="float">
            <text:p>280</text:p>
          </table:table-cell>
          <table:table-cell office:value-type="float" office:value="707" calcext:value-type="float">
            <text:p>7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10-31</text:p>
          </table:table-cell>
          <table:table-cell office:value-type="float" office:value="15.32258" calcext:value-type="float">
            <text:p>15.32258</text:p>
          </table:table-cell>
          <table:table-cell office:value-type="float" office:value="9.096774" calcext:value-type="float">
            <text:p>9.09677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0.1092896" calcext:value-type="float">
            <text:p>-0.1092896</text:p>
          </table:table-cell>
          <table:table-cell table:style-name="Default" office:value-type="float" office:value="-0.07142855" calcext:value-type="float">
            <text:p>-0.07142855</text:p>
          </table:table-cell>
          <table:table-cell table:style-name="Default" office:value-type="float" office:value="-0.6177474" calcext:value-type="float">
            <text:p>-0.6177474</text:p>
          </table:table-cell>
          <table:table-cell office:value-type="float" office:value="0" calcext:value-type="float">
            <text:p>0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0" calcext:value-type="float">
            <text:p>0</text:p>
          </table:table-cell>
          <table:table-cell office:value-type="float" office:value="-0.8732394" calcext:value-type="float">
            <text:p>-0.8732394</text:p>
          </table:table-cell>
          <table:table-cell office:value-type="float" office:value="-0.9236641" calcext:value-type="float">
            <text:p>-0.923664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428571" calcext:value-type="float">
            <text:p>0.7428571</text:p>
          </table:table-cell>
          <table:table-cell office:value-type="float" office:value="0.1864407" calcext:value-type="float">
            <text:p>0.1864407</text:p>
          </table:table-cell>
          <table:table-cell office:value-type="float" office:value="0.2003396" calcext:value-type="float">
            <text:p>0.2003396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2017-11-30</text:p>
          </table:table-cell>
          <table:table-cell office:value-type="float" office:value="9.5" calcext:value-type="float">
            <text:p>9.5</text:p>
          </table:table-cell>
          <table:table-cell office:value-type="float" office:value="3.666667" calcext:value-type="float">
            <text:p>3.666667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table:style-name="ce2" table:formula="of:=([.L3]-[.L2])/[.L2]" office:value-type="float" office:value="-0.379999973894736" calcext:value-type="float">
            <text:p>-0.379999973894736</text:p>
          </table:table-cell>
          <table:table-cell table:formula="of:=([.M3]-[.M2])/[.M2]" office:value-type="float" office:value="-0.596926668728936" calcext:value-type="float">
            <text:p>-0.596926668728936</text:p>
          </table:table-cell>
          <table:table-cell table:formula="of:=([.O3]-[.O2])/[.O2]" office:value-type="float" office:value="0.816964285714286" calcext:value-type="float">
            <text:p>0.816964285714286</text:p>
          </table:table-cell>
          <table:table-cell table:formula="of:=IF([.N2] &gt; 0; ([.N3]-[.N2])/[.N2]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1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string" calcext:value-type="string">
            <text:p>2017-12-31</text:p>
          </table:table-cell>
          <table:table-cell office:value-type="float" office:value="7.032258" calcext:value-type="float">
            <text:p>7.032258</text:p>
          </table:table-cell>
          <table:table-cell office:value-type="float" office:value="2.258065" calcext:value-type="float">
            <text:p>2.258065</text:p>
          </table:table-cell>
          <table:table-cell office:value-type="float" office:value="3" calcext:value-type="float">
            <text:p>3</text:p>
          </table:table-cell>
          <table:table-cell office:value-type="float" office:value="70.8" calcext:value-type="float">
            <text:p>70.8</text:p>
          </table:table-cell>
          <table:table-cell table:formula="of:=([.L4]-[.L3])/[.L3]" office:value-type="float" office:value="-0.259762315789474" calcext:value-type="float">
            <text:p>-0.259762315789474</text:p>
          </table:table-cell>
          <table:table-cell table:formula="of:=([.M4]-[.M3])/[.M3]" office:value-type="float" office:value="-0.384164146894168" calcext:value-type="float">
            <text:p>-0.384164146894168</text:p>
          </table:table-cell>
          <table:table-cell table:formula="of:=([.O4]-[.O3])/[.O3]" office:value-type="float" office:value="0.739557739557739" calcext:value-type="float">
            <text:p>0.7395577395577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2018-01-31</text:p>
          </table:table-cell>
          <table:table-cell office:value-type="float" office:value="7.709677" calcext:value-type="float">
            <text:p>7.709677</text:p>
          </table:table-cell>
          <table:table-cell office:value-type="float" office:value="2.516129" calcext:value-type="float">
            <text:p>2.516129</text:p>
          </table:table-cell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</text:p>
          </table:table-cell>
          <table:table-cell table:formula="of:=([.L5]-[.L4])/[.L4]" office:value-type="float" office:value="0.0963302256544058" calcext:value-type="float">
            <text:p>0.096330225654406</text:p>
          </table:table-cell>
          <table:table-cell table:formula="of:=([.M5]-[.M4])/[.M4]" office:value-type="float" office:value="0.114285461224544" calcext:value-type="float">
            <text:p>0.114285461224544</text:p>
          </table:table-cell>
          <table:table-cell table:formula="of:=([.O5]-[.O4])/[.O4]" office:value-type="float" office:value="-0.330508474576271" calcext:value-type="float">
            <text:p>-0.330508474576271</text:p>
          </table:table-cell>
          <table:table-cell table:formula="of:=([.N5]-[.N4])/[.N4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2018-02-28</text:p>
          </table:table-cell>
          <table:table-cell office:value-type="float" office:value="5.107143" calcext:value-type="float">
            <text:p>5.10714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6.975" calcext:value-type="float">
            <text:p>36.975</text:p>
          </table:table-cell>
          <table:table-cell table:formula="of:=([.L6]-[.L5])/[.L5]" office:value-type="float" office:value="-0.337567189909512" calcext:value-type="float">
            <text:p>-0.337567189909512</text:p>
          </table:table-cell>
          <table:table-cell table:formula="of:=([.M6]-[.M5])/[.M5]" office:value-type="float" office:value="-1.19871795126561" calcext:value-type="float">
            <text:p>-1.19871795126561</text:p>
          </table:table-cell>
          <table:table-cell table:formula="of:=([.O6]-[.O5])/[.O5]" office:value-type="float" office:value="-0.219936708860759" calcext:value-type="float">
            <text:p>-0.2199367088607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-0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2018-03-31</text:p>
          </table:table-cell>
          <table:table-cell office:value-type="float" office:value="13.4" calcext:value-type="float">
            <text:p>13.4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table:formula="of:=([.L7]-[.L6])/[.L6]" office:value-type="float" office:value="1.62377615038388" calcext:value-type="float">
            <text:p>1.62377615038388</text:p>
          </table:table-cell>
          <table:table-cell table:formula="of:=([.M7]-[.M6])/[.M6]" office:value-type="float" office:value="-11.4" calcext:value-type="float">
            <text:p>-11.4</text:p>
          </table:table-cell>
          <table:table-cell table:formula="of:=([.O7]-[.O6])/[.O6]" office:value-type="float" office:value="-0.194050033806626" calcext:value-type="float">
            <text:p>-0.1940500338066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0:02:12.623220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0:10:41.367137584</dc:date>
    <meta:editing-duration>PT19M11S</meta:editing-duration>
    <meta:editing-cycles>3</meta:editing-cycles>
    <meta:generator>LibreOffice/5.2.7.2$Linux_X86_64 LibreOffice_project/20m0$Build-2</meta:generator>
    <meta:document-statistic meta:table-count="1" meta:cell-count="109" meta:object-count="0"/>
  </office:meta>
</office:document-meta>
</file>